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2.29cm" fo:break-before="auto" style:use-optimal-row-height="true"/>
    </style:style>
    <style:style style:name="ro5" style:family="table-row">
      <style:table-row-properties style:row-height="3.184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0.605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標準_5f_6gasデータ2001q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entury" fo:font-size="11pt" fo:font-style="normal" fo:text-shadow="none" style:text-underline-style="none" fo:font-weight="normal" style:font-size-asian="11pt" style:font-style-asian="normal" style:font-weight-asian="normal" style:font-name-complex="Century" style:font-size-complex="11pt" style:font-style-complex="normal" style:font-weight-complex="normal"/>
    </style:style>
    <style:style style:name="ce17" style:family="table-cell" style:parent-style-name="標準_5f_6gasデータ2001q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bfbfbf" style:text-outline="false" style:text-line-through-style="none" style:font-name="Century" fo:font-size="11pt" fo:font-style="normal" fo:text-shadow="none" style:text-underline-style="none" fo:font-weight="normal" style:font-size-asian="11pt" style:font-style-asian="normal" style:font-weight-asian="normal" style:font-name-complex="Century" style:font-size-complex="11pt" style:font-style-complex="normal" style:font-weight-complex="normal"/>
    </style:style>
    <style:style style:name="ce18" style:family="table-cell" style:parent-style-name="標準_5f_6gasデータ2001q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entury" fo:font-size="11pt" fo:font-style="normal" fo:text-shadow="none" style:text-underline-style="none" fo:font-weight="normal" style:font-size-asian="11pt" style:font-style-asian="normal" style:font-weight-asian="normal" style:font-name-complex="Century" style:font-size-complex="11pt" style:font-style-complex="normal" style:font-weight-complex="normal"/>
    </style:style>
    <style:style style:name="ce19" style:family="table-cell" style:parent-style-name="標準_5f_6gasデータ2001q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entury" fo:font-size="11pt" fo:font-style="normal" fo:text-shadow="none" style:text-underline-style="none" fo:font-weight="normal" style:font-size-asian="11pt" style:font-style-asian="normal" style:font-weight-asian="normal" style:font-name-complex="Century" style:font-size-complex="11pt" style:font-style-complex="normal" style:font-weight-complex="normal"/>
    </style:style>
    <style:style style:name="ce20" style:family="table-cell" style:parent-style-name="標準_5f_6gasデータ2001q">
      <style:table-cell-properties fo:border-bottom="0.105cm double #000000" style:border-line-width-bottom="0.035cm 0.035cm 0.035cm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Century" fo:font-size="11pt" fo:font-style="normal" fo:text-shadow="none" style:text-underline-style="none" fo:font-weight="normal" style:font-size-asian="11pt" style:font-style-asian="normal" style:font-weight-asian="normal" style:font-name-complex="Century" style:font-size-complex="11pt" style:font-style-complex="normal" style:font-weight-complex="normal"/>
    </style:style>
    <style:style style:name="ce21" style:family="table-cell" style:parent-style-name="標準_5f_6gasデータ2001q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Century" fo:font-size="11pt" fo:font-style="normal" fo:text-shadow="none" style:text-underline-style="none" fo:font-weight="normal" style:font-size-asian="11pt" style:font-style-asian="normal" style:font-weight-asian="normal" style:font-name-complex="Century" style:font-size-complex="11pt" style:font-style-complex="normal" style:font-weight-complex="normal"/>
    </style:style>
    <style:style style:name="ce22" style:family="table-cell" style:parent-style-name="標準_5f_6gasデータ2001q">
      <style:table-cell-properties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entury" fo:font-size="11pt" fo:font-style="normal" fo:text-shadow="none" style:text-underline-style="none" fo:font-weight="normal" style:font-size-asian="11pt" style:font-style-asian="normal" style:font-weight-asian="normal" style:font-name-complex="Century" style:font-size-complex="11pt" style:font-style-complex="normal" style:font-weight-complex="normal"/>
    </style:style>
    <style:style style:name="ce23" style:family="table-cell" style:parent-style-name="標準_5f_6gasデータ2001q" style:data-style-name="N109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entury" fo:font-size="11pt" fo:font-style="normal" fo:text-shadow="none" style:text-underline-style="none" fo:font-weight="normal" style:font-size-asian="11pt" style:font-style-asian="normal" style:font-weight-asian="normal" style:font-name-complex="Century" style:font-size-complex="11pt" style:font-style-complex="normal" style:font-weight-complex="normal"/>
    </style:style>
    <style:style style:name="ce24" style:family="table-cell" style:parent-style-name="標準_5f_6gasデータ2001q" style:data-style-name="N108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entury" fo:font-size="11pt" fo:font-style="normal" fo:text-shadow="none" style:text-underline-style="none" fo:font-weight="normal" style:font-size-asian="11pt" style:font-style-asian="normal" style:font-weight-asian="normal" style:font-name-complex="Century" style:font-size-complex="11pt" style:font-style-complex="normal" style:font-weight-complex="normal"/>
    </style:style>
    <style:style style:name="ce25" style:family="table-cell" style:parent-style-name="標準_5f_6gasデータ2001q" style:data-style-name="N108">
      <style:table-cell-properties fo:border-bottom="0.105cm double #000000" style:border-line-width-bottom="0.035cm 0.035cm 0.035cm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Century" fo:font-size="11pt" fo:font-style="normal" fo:text-shadow="none" style:text-underline-style="none" fo:font-weight="normal" style:font-size-asian="11pt" style:font-style-asian="normal" style:font-weight-asian="normal" style:font-name-complex="Century" style:font-size-complex="11pt" style:font-style-complex="normal" style:font-weight-complex="normal"/>
    </style:style>
    <style:style style:name="ce26" style:family="table-cell" style:parent-style-name="Excel_20_Built-in_20_Comma_20__5b_0_5d_">
      <style:table-cell-properties fo:border-bottom="0.035cm solid #000000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Century" fo:font-size="11pt" fo:font-style="normal" fo:text-shadow="none" style:text-underline-style="none" fo:font-weight="normal" style:font-size-asian="11pt" style:font-style-asian="normal" style:font-weight-asian="normal" style:font-name-complex="Century" style:font-size-complex="11pt" style:font-style-complex="normal" style:font-weight-complex="normal"/>
    </style:style>
    <style:style style:name="ce27" style:family="table-cell" style:parent-style-name="標準_5f_6gasデータ2001q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entury" fo:font-size="11pt" fo:font-style="normal" fo:text-shadow="none" style:text-underline-style="none" fo:font-weight="normal" style:font-size-asian="11pt" style:font-style-asian="normal" style:font-weight-asian="normal" style:font-name-complex="Century" style:font-size-complex="11pt" style:font-style-complex="normal" style:font-weight-complex="normal"/>
    </style:style>
    <style:style style:name="ce28" style:family="table-cell" style:parent-style-name="標準_5f_6gasデータ2001q" style:data-style-name="N115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bfbfbf" style:text-outline="false" style:text-line-through-style="none" style:font-name="Century" fo:font-size="11pt" fo:font-style="normal" fo:text-shadow="none" style:text-underline-style="none" fo:font-weight="normal" style:font-size-asian="11pt" style:font-style-asian="normal" style:font-weight-asian="normal" style:font-name-complex="Century" style:font-size-complex="11pt" style:font-style-complex="normal" style:font-weight-complex="normal"/>
    </style:style>
    <style:style style:name="ce29" style:family="table-cell" style:parent-style-name="標準_5f_6gasデータ2001q" style:data-style-name="N109">
      <style:table-cell-properties fo:border-bottom="0.105cm double #000000" style:border-line-width-bottom="0.035cm 0.035cm 0.035cm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Century" fo:font-size="11pt" fo:font-style="normal" fo:text-shadow="none" style:text-underline-style="none" fo:font-weight="normal" style:font-size-asian="11pt" style:font-style-asian="normal" style:font-weight-asian="normal" style:font-name-complex="Century" style:font-size-complex="11pt" style:font-style-complex="normal" style:font-weight-complex="normal"/>
    </style:style>
    <style:style style:name="ce30" style:family="table-cell" style:parent-style-name="標準_5f_6gasデータ2001q" style:data-style-name="N108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Century" fo:font-size="11pt" fo:font-style="normal" fo:text-shadow="none" style:text-underline-style="none" fo:font-weight="normal" style:font-size-asian="11pt" style:font-style-asian="normal" style:font-weight-asian="normal" style:font-name-complex="Century" style:font-size-complex="11pt" style:font-style-complex="normal" style:font-weight-complex="normal"/>
    </style:style>
    <style:style style:name="ce31" style:family="table-cell" style:parent-style-name="標準_5f_6gasデータ2001q" style:data-style-name="N109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bfbfbf" style:text-outline="false" style:text-line-through-style="none" style:font-name="Century" fo:font-size="11pt" fo:font-style="normal" fo:text-shadow="none" style:text-underline-style="none" fo:font-weight="normal" style:font-size-asian="11pt" style:font-style-asian="normal" style:font-weight-asian="normal" style:font-name-complex="Century" style:font-size-complex="11pt" style:font-style-complex="normal" style:font-weight-complex="normal"/>
    </style:style>
    <style:style style:name="ce32" style:family="table-cell" style:parent-style-name="Default">
      <style:table-cell-properties fo:border="0.002cm solid #000000"/>
    </style:style>
    <style:style style:name="ce33" style:family="table-cell" style:parent-style-name="Default" style:data-style-name="N11">
      <style:table-cell-properties fo:border="0.002cm solid #000000"/>
    </style:style>
    <style:style style:name="ce34" style:family="table-cell" style:parent-style-name="Default" style:data-style-name="N2">
      <style:table-cell-properties fo:border="0.002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sub 58%" style:font-name="Century" fo:font-size="11pt" fo:font-style="normal" fo:text-shadow="none" style:text-underline-style="none" fo:font-weight="normal" style:font-size-asian="11pt" style:font-style-asian="normal" style:font-weight-asian="normal" style:font-name-complex="Century" style:font-size-complex="11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Century" fo:font-size="11pt" fo:font-style="normal" fo:text-shadow="none" style:text-underline-style="none" fo:font-weight="normal" style:font-size-asian="11pt" style:font-style-asian="normal" style:font-weight-asian="normal" style:font-name-complex="Century" style:font-size-complex="11pt" style:font-style-complex="normal" style:font-weight-complex="normal"/>
    </style:style>
  </office:automatic-styles>
  <office:body>
    <office:spreadsheet>
      <table:table table:name="list" table:style-name="ta1" table:print="false">
        <table:table-column table:style-name="co1" table:number-columns-repeated="2" table:default-cell-style-name="ce3"/>
        <table:table-column table:style-name="co1" table:default-cell-style-name="ce6"/>
        <table:table-column table:style-name="co1" table:default-cell-style-name="ce9"/>
        <table:table-column table:style-name="co1" table:default-cell-style-name="ce10"/>
        <table:table-column table:style-name="co1" table:default-cell-style-name="ce12"/>
        <table:table-column table:style-name="co1" table:default-cell-style-name="ce3"/>
        <table:table-column table:style-name="co1" table:default-cell-style-name="ce5"/>
        <table:table-column table:style-name="co2" table:default-cell-style-name="ce13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L5-7gas_2020-GIOweb_1.0.ods</text:p>
          </table:table-cell>
          <table:table-cell office:value-type="string">
            <text:p>3.Allocated_CO2-Sector</text:p>
          </table:table-cell>
          <table:table-cell table:style-name="ce7"/>
          <table:table-cell table:number-columns-repeated="4"/>
          <table:table-cell office:value-type="date" office:date-value="2020-04-30T16:22:05.67">
            <text:p>2020/4/30 16:22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/>
          <table:table-cell/>
          <table:table-cell table:style-name="ce8"/>
          <table:table-cell table:number-columns-repeated="2"/>
          <table:table-cell table:style-name="ce2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/>
          <table:table-cell/>
          <table:table-cell table:style-name="ce8"/>
          <table:table-cell table:number-columns-repeated="2"/>
          <table:table-cell table:style-name="ce2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8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20-04-30T16:54:37.97">
            <text:p>2020/4/30 16:54</text:p>
          </table:table-cell>
          <table:table-cell office:value-type="string">
            <text:p>*</text:p>
          </table:table-cell>
        </table:table-row>
      </table:table>
      <table:table table:name="1" table:style-name="ta1" table:print="false">
        <table:table-column table:style-name="co1" table:default-cell-style-name="ce19"/>
        <table:table-column table:style-name="co1" table:default-cell-style-name="ce23"/>
        <table:table-column table:style-name="co1" table:number-columns-repeated="29" table:default-cell-style-name="ce24"/>
        <table:table-column table:style-name="co1" table:default-cell-style-name="ce32"/>
        <table:table-column table:style-name="co1" table:default-cell-style-name="ce33"/>
        <table:table-column table:style-name="co1" table:default-cell-style-name="ce34"/>
        <table:table-row table:style-name="ro3">
          <table:table-cell table:style-name="ce16"/>
          <table:table-cell table:style-name="ce22"/>
          <table:table-cell table:style-name="ce27" office:value-type="float" office:value="1990">
            <text:p>1990</text:p>
          </table:table-cell>
          <table:table-cell table:style-name="ce27" office:value-type="float" office:value="1991">
            <text:p>1991</text:p>
          </table:table-cell>
          <table:table-cell table:style-name="ce27" office:value-type="float" office:value="1992">
            <text:p>1992</text:p>
          </table:table-cell>
          <table:table-cell table:style-name="ce27" office:value-type="float" office:value="1993">
            <text:p>1993</text:p>
          </table:table-cell>
          <table:table-cell table:style-name="ce27" office:value-type="float" office:value="1994">
            <text:p>1994</text:p>
          </table:table-cell>
          <table:table-cell table:style-name="ce27" office:value-type="float" office:value="1995">
            <text:p>1995</text:p>
          </table:table-cell>
          <table:table-cell table:style-name="ce27" office:value-type="float" office:value="1996">
            <text:p>1996</text:p>
          </table:table-cell>
          <table:table-cell table:style-name="ce27" office:value-type="float" office:value="1997">
            <text:p>1997</text:p>
          </table:table-cell>
          <table:table-cell table:style-name="ce27" office:value-type="float" office:value="1998">
            <text:p>1998</text:p>
          </table:table-cell>
          <table:table-cell table:style-name="ce27" office:value-type="float" office:value="1999">
            <text:p>1999</text:p>
          </table:table-cell>
          <table:table-cell table:style-name="ce27" office:value-type="float" office:value="2000">
            <text:p>2000</text:p>
          </table:table-cell>
          <table:table-cell table:style-name="ce27" office:value-type="float" office:value="2001">
            <text:p>2001</text:p>
          </table:table-cell>
          <table:table-cell table:style-name="ce27" office:value-type="float" office:value="2002">
            <text:p>2002</text:p>
          </table:table-cell>
          <table:table-cell table:style-name="ce27" office:value-type="float" office:value="2003">
            <text:p>2003</text:p>
          </table:table-cell>
          <table:table-cell table:style-name="ce27" office:value-type="float" office:value="2004">
            <text:p>2004</text:p>
          </table:table-cell>
          <table:table-cell table:style-name="ce27" office:value-type="float" office:value="2005">
            <text:p>2005</text:p>
          </table:table-cell>
          <table:table-cell table:style-name="ce27" office:value-type="float" office:value="2006">
            <text:p>2006</text:p>
          </table:table-cell>
          <table:table-cell table:style-name="ce27" office:value-type="float" office:value="2007">
            <text:p>2007</text:p>
          </table:table-cell>
          <table:table-cell table:style-name="ce27" office:value-type="float" office:value="2008">
            <text:p>2008</text:p>
          </table:table-cell>
          <table:table-cell table:style-name="ce27" office:value-type="float" office:value="2009">
            <text:p>2009</text:p>
          </table:table-cell>
          <table:table-cell table:style-name="ce27" office:value-type="float" office:value="2010">
            <text:p>2010</text:p>
          </table:table-cell>
          <table:table-cell table:style-name="ce27" office:value-type="float" office:value="2011">
            <text:p>2011</text:p>
          </table:table-cell>
          <table:table-cell table:style-name="ce27" office:value-type="float" office:value="2012">
            <text:p>2012</text:p>
          </table:table-cell>
          <table:table-cell table:style-name="ce27" office:value-type="float" office:value="2013">
            <text:p>2013</text:p>
          </table:table-cell>
          <table:table-cell table:style-name="ce27" office:value-type="float" office:value="2014">
            <text:p>2014</text:p>
          </table:table-cell>
          <table:table-cell table:style-name="ce27" office:value-type="float" office:value="2015">
            <text:p>2015</text:p>
          </table:table-cell>
          <table:table-cell table:style-name="ce27" office:value-type="float" office:value="2016">
            <text:p>2016</text:p>
          </table:table-cell>
          <table:table-cell table:style-name="ce27" office:value-type="float" office:value="2017">
            <text:p>2017</text:p>
          </table:table-cell>
          <table:table-cell table:style-name="ce27" office:value-type="float" office:value="2018">
            <text:p>2018</text:p>
          </table:table-cell>
          <table:table-cell table:formula="of:=[.A1]" office:value-type="float" office:value="0">
            <text:p>0</text:p>
          </table:table-cell>
          <table:table-cell table:style-name="ce32" table:formula="of:=[.AE1]" office:value-type="float" office:value="2018">
            <text:p>2018</text:p>
          </table:table-cell>
          <table:table-cell table:style-name="ce32"/>
        </table:table-row>
        <table:table-row table:style-name="ro4">
          <table:table-cell table:style-name="ce17" office:value-type="string">
            <text:p>Statistical discrepancy from power and heat allocation</text:p>
          </table:table-cell>
          <table:table-cell/>
          <table:table-cell table:style-name="ce28" office:value-type="float" office:value="-0.00659731982413069">
            <text:p>-0.01 </text:p>
          </table:table-cell>
          <table:table-cell table:style-name="ce28" office:value-type="float" office:value="-0.533310491764265">
            <text:p>-0.53 </text:p>
            <draw:frame table:end-cell-address="'1'.M17" table:end-x="0.196cm" table:end-y="0.285cm" draw:z-index="0" draw:style-name="gr1" draw:text-style-name="P1" svg:width="20.491cm" svg:height="11.072cm" svg:x="0.028cm" svg:y="1.008cm">
              <draw:object draw:notify-on-update-of-ranges="'1'.AF3:'1'.AF10 '1'.AG3:'1'.AG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28" office:value-type="float" office:value="-0.872777352689999">
            <text:p>-0.87 </text:p>
          </table:table-cell>
          <table:table-cell table:style-name="ce28" office:value-type="float" office:value="-0.876917334179489">
            <text:p>-0.88 </text:p>
          </table:table-cell>
          <table:table-cell table:style-name="ce31" office:value-type="float" office:value="-1.4843701523487">
            <text:p>-1.5 </text:p>
          </table:table-cell>
          <table:table-cell table:style-name="ce31" office:value-type="float" office:value="-1.80458887707329">
            <text:p>-1.8 </text:p>
          </table:table-cell>
          <table:table-cell table:style-name="ce31" office:value-type="float" office:value="-1.99939988623523">
            <text:p>-2.0 </text:p>
          </table:table-cell>
          <table:table-cell table:style-name="ce31" office:value-type="float" office:value="-2.2882512727042">
            <text:p>-2.3 </text:p>
          </table:table-cell>
          <table:table-cell table:style-name="ce31" office:value-type="float" office:value="-5.14777533923662">
            <text:p>-5.1 </text:p>
          </table:table-cell>
          <table:table-cell table:style-name="ce31" office:value-type="float" office:value="-5.21412682620924">
            <text:p>-5.2 </text:p>
          </table:table-cell>
          <table:table-cell table:style-name="ce31" office:value-type="float" office:value="-6.36467070731261">
            <text:p>-6.4 </text:p>
          </table:table-cell>
          <table:table-cell table:style-name="ce31" office:value-type="float" office:value="-6.64093520863654">
            <text:p>-6.6 </text:p>
          </table:table-cell>
          <table:table-cell table:style-name="ce31" office:value-type="float" office:value="-2.32347890307254">
            <text:p>-2.3 </text:p>
          </table:table-cell>
          <table:table-cell table:style-name="ce31" office:value-type="float" office:value="-2.12826513457503">
            <text:p>-2.1 </text:p>
          </table:table-cell>
          <table:table-cell table:style-name="ce31" office:value-type="float" office:value="-1.92888351812144">
            <text:p>-1.9 </text:p>
          </table:table-cell>
          <table:table-cell table:style-name="ce31" office:value-type="float" office:value="-4.39726962319314">
            <text:p>-4.4 </text:p>
          </table:table-cell>
          <table:table-cell table:style-name="ce31" office:value-type="float" office:value="-3.5273278327309">
            <text:p>-3.5 </text:p>
          </table:table-cell>
          <table:table-cell table:style-name="ce31" office:value-type="float" office:value="-2.55439581834333">
            <text:p>-2.6 </text:p>
          </table:table-cell>
          <table:table-cell table:style-name="ce31" office:value-type="float" office:value="-4.29248322147876">
            <text:p>-4.3 </text:p>
          </table:table-cell>
          <table:table-cell table:style-name="ce31" office:value-type="float" office:value="-2.74563498734456">
            <text:p>-2.7 </text:p>
          </table:table-cell>
          <table:table-cell table:style-name="ce31" office:value-type="float" office:value="-5.09812389600428">
            <text:p>-5.1 </text:p>
          </table:table-cell>
          <table:table-cell table:style-name="ce31" office:value-type="float" office:value="-4.15828438810806">
            <text:p>-4.2 </text:p>
          </table:table-cell>
          <table:table-cell table:style-name="ce31" office:value-type="float" office:value="-3.12357792531889">
            <text:p>-3.1 </text:p>
          </table:table-cell>
          <table:table-cell table:style-name="ce31" office:value-type="float" office:value="-3.4659960629726">
            <text:p>-3.5 </text:p>
          </table:table-cell>
          <table:table-cell table:style-name="ce31" office:value-type="float" office:value="-2.69370359003928">
            <text:p>-2.7 </text:p>
          </table:table-cell>
          <table:table-cell table:style-name="ce31" office:value-type="float" office:value="-3.30116225874253">
            <text:p>-3.3 </text:p>
          </table:table-cell>
          <table:table-cell table:style-name="ce31" office:value-type="float" office:value="-4.18174886123446">
            <text:p>-4.2 </text:p>
          </table:table-cell>
          <table:table-cell table:style-name="ce31" office:value-type="float" office:value="-4.93933770672738">
            <text:p>-4.9 </text:p>
          </table:table-cell>
          <table:table-cell table:style-name="ce31" office:value-type="float" office:value="-5.67204905417393">
            <text:p>-5.7 </text:p>
          </table:table-cell>
          <table:table-cell table:formula="of:=[.A2]" office:value-type="string" office:string-value="Statistical discrepancy from power and heat allocation">
            <text:p>Statistical discrepancy from power and heat allocation</text:p>
          </table:table-cell>
          <table:table-cell table:style-name="ce32"/>
          <table:table-cell table:style-name="ce32" office:value-type="string">
            <text:p>index</text:p>
            <text:p>(Residensial = 100)</text:p>
          </table:table-cell>
        </table:table-row>
        <table:table-row table:style-name="ro5">
          <table:table-cell table:style-name="ce18" office:value-type="string">
            <text:p>Energy Industries</text:p>
            <text:p><text:s/>(Oil Refinery, Electric Power Plant)</text:p>
          </table:table-cell>
          <table:table-cell/>
          <table:table-cell table:style-name="ce23" office:value-type="float" office:value="96.2265319708944">
            <text:p>96.2 </text:p>
          </table:table-cell>
          <table:table-cell table:style-name="ce23" office:value-type="float" office:value="95.4151266592308">
            <text:p>95.4 </text:p>
          </table:table-cell>
          <table:table-cell table:style-name="ce23" office:value-type="float" office:value="94.3348171722111">
            <text:p>94.3 </text:p>
          </table:table-cell>
          <table:table-cell table:style-name="ce23" office:value-type="float" office:value="94.4429632161017">
            <text:p>94.4 </text:p>
          </table:table-cell>
          <table:table-cell table:style-name="ce23" office:value-type="float" office:value="94.5827095254374">
            <text:p>94.6 </text:p>
          </table:table-cell>
          <table:table-cell table:style-name="ce23" office:value-type="float" office:value="93.2342969682218">
            <text:p>93.2 </text:p>
          </table:table-cell>
          <table:table-cell table:style-name="ce23" office:value-type="float" office:value="93.5036043415203">
            <text:p>93.5 </text:p>
          </table:table-cell>
          <table:table-cell table:style-name="ce23" office:value-type="float" office:value="95.8988706437702">
            <text:p>95.9 </text:p>
          </table:table-cell>
          <table:table-cell table:style-name="ce23" office:value-type="float" office:value="91.6060548180373">
            <text:p>91.6 </text:p>
          </table:table-cell>
          <table:table-cell table:style-name="ce23" office:value-type="float" office:value="95.2464178280318">
            <text:p>95.2 </text:p>
          </table:table-cell>
          <table:table-cell table:style-name="ce23" office:value-type="float" office:value="95.290470195037">
            <text:p>95.3 </text:p>
          </table:table-cell>
          <table:table-cell table:style-name="ce23" office:value-type="float" office:value="93.048126872465">
            <text:p>93.0 </text:p>
          </table:table-cell>
          <table:table-cell table:style-name="ce23" office:value-type="float" office:value="95.5422711367695">
            <text:p>95.5 </text:p>
          </table:table-cell>
          <table:table-cell table:style-name="ce23" office:value-type="float" office:value="96.8549617909178">
            <text:p>96.9 </text:p>
          </table:table-cell>
          <table:table-cell table:style-name="ce23" office:value-type="float" office:value="96.9704378283262">
            <text:p>97.0 </text:p>
          </table:table-cell>
          <table:table-cell office:value-type="float" office:value="102.438798595564">
            <text:p>102 </text:p>
          </table:table-cell>
          <table:table-cell office:value-type="float" office:value="100.68371661303">
            <text:p>101 </text:p>
          </table:table-cell>
          <table:table-cell office:value-type="float" office:value="105.64894692844">
            <text:p>106 </text:p>
          </table:table-cell>
          <table:table-cell office:value-type="float" office:value="103.517563220624">
            <text:p>104 </text:p>
          </table:table-cell>
          <table:table-cell office:value-type="float" office:value="100.734742253177">
            <text:p>101 </text:p>
          </table:table-cell>
          <table:table-cell office:value-type="float" office:value="104.113763845605">
            <text:p>104 </text:p>
          </table:table-cell>
          <table:table-cell office:value-type="float" office:value="105.161850616382">
            <text:p>105 </text:p>
          </table:table-cell>
          <table:table-cell office:value-type="float" office:value="107.067839130432">
            <text:p>107 </text:p>
          </table:table-cell>
          <table:table-cell office:value-type="float" office:value="106.16487091263">
            <text:p>106 </text:p>
          </table:table-cell>
          <table:table-cell table:style-name="ce23" office:value-type="float" office:value="99.6434316173702">
            <text:p>99.6 </text:p>
          </table:table-cell>
          <table:table-cell table:style-name="ce23" office:value-type="float" office:value="96.885156401028">
            <text:p>96.9 </text:p>
          </table:table-cell>
          <table:table-cell office:value-type="float" office:value="101.378379550053">
            <text:p>101 </text:p>
          </table:table-cell>
          <table:table-cell table:style-name="ce23" office:value-type="float" office:value="95.7805366834145">
            <text:p>95.8 </text:p>
          </table:table-cell>
          <table:table-cell office:value-type="float" office:value="95.0593036218765">
            <text:p>95 </text:p>
          </table:table-cell>
          <table:table-cell table:formula="of:=[.A3]" office:value-type="string" office:string-value="Energy Industries&#10; (Oil Refinery, Electric Power Plant)">
            <text:p>Energy Industries</text:p>
            <text:p><text:s/>(Oil Refinery, Electric Power Plant)</text:p>
          </table:table-cell>
          <table:table-cell table:formula="of:=[.AE3]/[.$AG$11]" office:value-type="percentage" office:value="0.0831357227891537">
            <text:p>8.31%</text:p>
          </table:table-cell>
          <table:table-cell table:style-name="ce32"/>
        </table:table-row>
        <table:table-row table:style-name="ro6">
          <table:table-cell office:value-type="string">
            <text:p>Industries</text:p>
          </table:table-cell>
          <table:table-cell table:style-name="ce24"/>
          <table:table-cell office:value-type="float" office:value="503.455188218436">
            <text:p>503 </text:p>
          </table:table-cell>
          <table:table-cell office:value-type="float" office:value="497.207357113742">
            <text:p>497 </text:p>
          </table:table-cell>
          <table:table-cell office:value-type="float" office:value="488.739343415462">
            <text:p>489 </text:p>
          </table:table-cell>
          <table:table-cell office:value-type="float" office:value="476.541058759832">
            <text:p>477 </text:p>
          </table:table-cell>
          <table:table-cell office:value-type="float" office:value="493.396153896847">
            <text:p>493 </text:p>
          </table:table-cell>
          <table:table-cell office:value-type="float" office:value="490.092873430693">
            <text:p>490 </text:p>
          </table:table-cell>
          <table:table-cell office:value-type="float" office:value="493.687903215934">
            <text:p>494 </text:p>
          </table:table-cell>
          <table:table-cell office:value-type="float" office:value="484.105650405065">
            <text:p>484 </text:p>
          </table:table-cell>
          <table:table-cell office:value-type="float" office:value="454.181789930254">
            <text:p>454 </text:p>
          </table:table-cell>
          <table:table-cell office:value-type="float" office:value="464.788789404748">
            <text:p>465 </text:p>
          </table:table-cell>
          <table:table-cell office:value-type="float" office:value="477.634739486615">
            <text:p>478 </text:p>
          </table:table-cell>
          <table:table-cell office:value-type="float" office:value="465.692065906434">
            <text:p>466 </text:p>
          </table:table-cell>
          <table:table-cell office:value-type="float" office:value="473.431990897323">
            <text:p>473 </text:p>
          </table:table-cell>
          <table:table-cell office:value-type="float" office:value="475.00324689358">
            <text:p>475 </text:p>
          </table:table-cell>
          <table:table-cell office:value-type="float" office:value="471.24984363988">
            <text:p>471 </text:p>
          </table:table-cell>
          <table:table-cell office:value-type="float" office:value="467.454263501">
            <text:p>467 </text:p>
          </table:table-cell>
          <table:table-cell office:value-type="float" office:value="461.203623229723">
            <text:p>461 </text:p>
          </table:table-cell>
          <table:table-cell office:value-type="float" office:value="472.519950098673">
            <text:p>473 </text:p>
          </table:table-cell>
          <table:table-cell office:value-type="float" office:value="428.387757453289">
            <text:p>428 </text:p>
          </table:table-cell>
          <table:table-cell office:value-type="float" office:value="403.151543284883">
            <text:p>403 </text:p>
          </table:table-cell>
          <table:table-cell office:value-type="float" office:value="430.312668152203">
            <text:p>430 </text:p>
          </table:table-cell>
          <table:table-cell office:value-type="float" office:value="444.90260728021">
            <text:p>445 </text:p>
          </table:table-cell>
          <table:table-cell office:value-type="float" office:value="456.495128418966">
            <text:p>456 </text:p>
          </table:table-cell>
          <table:table-cell office:value-type="float" office:value="462.971678911555">
            <text:p>463 </text:p>
          </table:table-cell>
          <table:table-cell office:value-type="float" office:value="446.185972815012">
            <text:p>446 </text:p>
          </table:table-cell>
          <table:table-cell office:value-type="float" office:value="429.448996342128">
            <text:p>429 </text:p>
          </table:table-cell>
          <table:table-cell office:value-type="float" office:value="417.300019217151">
            <text:p>417 </text:p>
          </table:table-cell>
          <table:table-cell office:value-type="float" office:value="409.850563367217">
            <text:p>410 </text:p>
          </table:table-cell>
          <table:table-cell office:value-type="float" office:value="397.972280936919">
            <text:p>398 </text:p>
          </table:table-cell>
          <table:table-cell table:formula="of:=[.A4]" office:value-type="string" office:string-value="Industries">
            <text:p>Industries</text:p>
          </table:table-cell>
          <table:table-cell table:formula="of:=[.AE4]/[.$AG$11]" office:value-type="percentage" office:value="0.348053393672502">
            <text:p>34.81%</text:p>
          </table:table-cell>
          <table:table-cell table:formula="of:=[.AE4]/[.$AE$7]" office:value-type="float" office:value="2.40228507187708">
            <text:p>2.40</text:p>
          </table:table-cell>
        </table:table-row>
        <table:table-row table:style-name="ro6">
          <table:table-cell office:value-type="string">
            <text:p>Transportation</text:p>
          </table:table-cell>
          <table:table-cell table:style-name="ce24"/>
          <table:table-cell office:value-type="float" office:value="207.273971279573">
            <text:p>207 </text:p>
          </table:table-cell>
          <table:table-cell office:value-type="float" office:value="219.210504740002">
            <text:p>219 </text:p>
          </table:table-cell>
          <table:table-cell office:value-type="float" office:value="225.943689592102">
            <text:p>226 </text:p>
          </table:table-cell>
          <table:table-cell office:value-type="float" office:value="229.419974307669">
            <text:p>229 </text:p>
          </table:table-cell>
          <table:table-cell office:value-type="float" office:value="239.265170542069">
            <text:p>239 </text:p>
          </table:table-cell>
          <table:table-cell office:value-type="float" office:value="248.415029201686">
            <text:p>248 </text:p>
          </table:table-cell>
          <table:table-cell office:value-type="float" office:value="255.039761095993">
            <text:p>255 </text:p>
          </table:table-cell>
          <table:table-cell office:value-type="float" office:value="256.647353226554">
            <text:p>257 </text:p>
          </table:table-cell>
          <table:table-cell office:value-type="float" office:value="254.496053416135">
            <text:p>254 </text:p>
          </table:table-cell>
          <table:table-cell office:value-type="float" office:value="258.874080485752">
            <text:p>259 </text:p>
          </table:table-cell>
          <table:table-cell office:value-type="float" office:value="258.321614238273">
            <text:p>258 </text:p>
          </table:table-cell>
          <table:table-cell office:value-type="float" office:value="262.443423473333">
            <text:p>262 </text:p>
          </table:table-cell>
          <table:table-cell office:value-type="float" office:value="259.243592592772">
            <text:p>259 </text:p>
          </table:table-cell>
          <table:table-cell office:value-type="float" office:value="255.605008820028">
            <text:p>256 </text:p>
          </table:table-cell>
          <table:table-cell office:value-type="float" office:value="249.49849210124">
            <text:p>249 </text:p>
          </table:table-cell>
          <table:table-cell office:value-type="float" office:value="244.161300089171">
            <text:p>244 </text:p>
          </table:table-cell>
          <table:table-cell office:value-type="float" office:value="241.264488738632">
            <text:p>241 </text:p>
          </table:table-cell>
          <table:table-cell office:value-type="float" office:value="239.243437957041">
            <text:p>239 </text:p>
          </table:table-cell>
          <table:table-cell office:value-type="float" office:value="231.564148945102">
            <text:p>232 </text:p>
          </table:table-cell>
          <table:table-cell office:value-type="float" office:value="227.94246879111">
            <text:p>228 </text:p>
          </table:table-cell>
          <table:table-cell office:value-type="float" office:value="228.77823592578">
            <text:p>229 </text:p>
          </table:table-cell>
          <table:table-cell office:value-type="float" office:value="225.177015969799">
            <text:p>225 </text:p>
          </table:table-cell>
          <table:table-cell office:value-type="float" office:value="226.971094743866">
            <text:p>227 </text:p>
          </table:table-cell>
          <table:table-cell office:value-type="float" office:value="224.242170167642">
            <text:p>224 </text:p>
          </table:table-cell>
          <table:table-cell office:value-type="float" office:value="218.871323343492">
            <text:p>219 </text:p>
          </table:table-cell>
          <table:table-cell office:value-type="float" office:value="217.39690826437">
            <text:p>217 </text:p>
          </table:table-cell>
          <table:table-cell office:value-type="float" office:value="215.297178057062">
            <text:p>215 </text:p>
          </table:table-cell>
          <table:table-cell office:value-type="float" office:value="213.440570344009">
            <text:p>213 </text:p>
          </table:table-cell>
          <table:table-cell office:value-type="float" office:value="210.418078663582">
            <text:p>210 </text:p>
          </table:table-cell>
          <table:table-cell table:formula="of:=[.A5]" office:value-type="string" office:string-value="Transportation">
            <text:p>Transportation</text:p>
          </table:table-cell>
          <table:table-cell table:formula="of:=[.AE5]/[.$AG$11]" office:value-type="percentage" office:value="0.184024691861682">
            <text:p>18.40%</text:p>
          </table:table-cell>
          <table:table-cell table:formula="of:=[.AE5]/[.$AE$7]" office:value-type="float" office:value="1.27014928787642">
            <text:p>1.27</text:p>
          </table:table-cell>
        </table:table-row>
        <table:table-row table:style-name="ro6">
          <table:table-cell table:style-name="ce18" office:value-type="string">
            <text:p>Commercial </text:p>
          </table:table-cell>
          <table:table-cell table:style-name="ce24"/>
          <table:table-cell office:value-type="float" office:value="129.957319015835">
            <text:p>130 </text:p>
          </table:table-cell>
          <table:table-cell office:value-type="float" office:value="134.042011266349">
            <text:p>134 </text:p>
          </table:table-cell>
          <table:table-cell office:value-type="float" office:value="138.322560578852">
            <text:p>138 </text:p>
          </table:table-cell>
          <table:table-cell office:value-type="float" office:value="142.670973893301">
            <text:p>143 </text:p>
          </table:table-cell>
          <table:table-cell office:value-type="float" office:value="156.772259204538">
            <text:p>157 </text:p>
          </table:table-cell>
          <table:table-cell office:value-type="float" office:value="161.803559806094">
            <text:p>162 </text:p>
          </table:table-cell>
          <table:table-cell office:value-type="float" office:value="159.539069642826">
            <text:p>160 </text:p>
          </table:table-cell>
          <table:table-cell office:value-type="float" office:value="164.457623695542">
            <text:p>164 </text:p>
          </table:table-cell>
          <table:table-cell office:value-type="float" office:value="172.474379373024">
            <text:p>172 </text:p>
          </table:table-cell>
          <table:table-cell office:value-type="float" office:value="183.108079071346">
            <text:p>183 </text:p>
          </table:table-cell>
          <table:table-cell office:value-type="float" office:value="189.832833003278">
            <text:p>190 </text:p>
          </table:table-cell>
          <table:table-cell office:value-type="float" office:value="190.391093472481">
            <text:p>190 </text:p>
          </table:table-cell>
          <table:table-cell office:value-type="float" office:value="199.848933932045">
            <text:p>200 </text:p>
          </table:table-cell>
          <table:table-cell office:value-type="float" office:value="206.272123751438">
            <text:p>206 </text:p>
          </table:table-cell>
          <table:table-cell office:value-type="float" office:value="213.571744728069">
            <text:p>214 </text:p>
          </table:table-cell>
          <table:table-cell office:value-type="float" office:value="220.394512397621">
            <text:p>220 </text:p>
          </table:table-cell>
          <table:table-cell office:value-type="float" office:value="217.164568885792">
            <text:p>217 </text:p>
          </table:table-cell>
          <table:table-cell office:value-type="float" office:value="226.831806576329">
            <text:p>227 </text:p>
          </table:table-cell>
          <table:table-cell office:value-type="float" office:value="219.836635607571">
            <text:p>220 </text:p>
          </table:table-cell>
          <table:table-cell office:value-type="float" office:value="196.176594213818">
            <text:p>196 </text:p>
          </table:table-cell>
          <table:table-cell office:value-type="float" office:value="200.072335955656">
            <text:p>200 </text:p>
          </table:table-cell>
          <table:table-cell office:value-type="float" office:value="223.080809134633">
            <text:p>223 </text:p>
          </table:table-cell>
          <table:table-cell office:value-type="float" office:value="228.040957431292">
            <text:p>228 </text:p>
          </table:table-cell>
          <table:table-cell office:value-type="float" office:value="237.5858019947">
            <text:p>238 </text:p>
          </table:table-cell>
          <table:table-cell office:value-type="float" office:value="229.72152132413">
            <text:p>230 </text:p>
          </table:table-cell>
          <table:table-cell office:value-type="float" office:value="218.937084022155">
            <text:p>219 </text:p>
          </table:table-cell>
          <table:table-cell office:value-type="float" office:value="211.987116633644">
            <text:p>212 </text:p>
          </table:table-cell>
          <table:table-cell office:value-type="float" office:value="209.61704494017">
            <text:p>210 </text:p>
          </table:table-cell>
          <table:table-cell office:value-type="float" office:value="195.848412631909">
            <text:p>196 </text:p>
          </table:table-cell>
          <table:table-cell table:formula="of:=[.A6]" office:value-type="string" office:string-value="Commercial ">
            <text:p>Commercial </text:p>
          </table:table-cell>
          <table:table-cell table:formula="of:=[.AE6]/[.$AG$11]" office:value-type="percentage" office:value="0.171282543853131">
            <text:p>17.13%</text:p>
          </table:table-cell>
          <table:table-cell table:formula="of:=[.AE6]/[.$AE$7]" office:value-type="float" office:value="1.1822022300368">
            <text:p>1.18</text:p>
          </table:table-cell>
        </table:table-row>
        <table:table-row table:style-name="ro6">
          <table:table-cell office:value-type="string">
            <text:p>Residential</text:p>
          </table:table-cell>
          <table:table-cell table:style-name="ce24"/>
          <table:table-cell office:value-type="float" office:value="130.665266943587">
            <text:p>131 </text:p>
          </table:table-cell>
          <table:table-cell office:value-type="float" office:value="132.494385669876">
            <text:p>132 </text:p>
          </table:table-cell>
          <table:table-cell office:value-type="float" office:value="139.354488499308">
            <text:p>139 </text:p>
          </table:table-cell>
          <table:table-cell office:value-type="float" office:value="138.803572900297">
            <text:p>139 </text:p>
          </table:table-cell>
          <table:table-cell office:value-type="float" office:value="148.3136792605">
            <text:p>148 </text:p>
          </table:table-cell>
          <table:table-cell office:value-type="float" office:value="150.300890540504">
            <text:p>150 </text:p>
          </table:table-cell>
          <table:table-cell office:value-type="float" office:value="153.023669137694">
            <text:p>153 </text:p>
          </table:table-cell>
          <table:table-cell office:value-type="float" office:value="148.13575902449">
            <text:p>148 </text:p>
          </table:table-cell>
          <table:table-cell office:value-type="float" office:value="145.53803989709">
            <text:p>146 </text:p>
          </table:table-cell>
          <table:table-cell office:value-type="float" office:value="152.675443530204">
            <text:p>153 </text:p>
          </table:table-cell>
          <table:table-cell office:value-type="float" office:value="155.585174769026">
            <text:p>156 </text:p>
          </table:table-cell>
          <table:table-cell office:value-type="float" office:value="152.42636631957">
            <text:p>152 </text:p>
          </table:table-cell>
          <table:table-cell office:value-type="float" office:value="163.247495763161">
            <text:p>163 </text:p>
          </table:table-cell>
          <table:table-cell office:value-type="float" office:value="165.691137275832">
            <text:p>166 </text:p>
          </table:table-cell>
          <table:table-cell office:value-type="float" office:value="164.080776249802">
            <text:p>164 </text:p>
          </table:table-cell>
          <table:table-cell office:value-type="float" office:value="170.469467438029">
            <text:p>170 </text:p>
          </table:table-cell>
          <table:table-cell office:value-type="float" office:value="161.92861194564">
            <text:p>162 </text:p>
          </table:table-cell>
          <table:table-cell office:value-type="float" office:value="172.799570120229">
            <text:p>173 </text:p>
          </table:table-cell>
          <table:table-cell office:value-type="float" office:value="168.007566015921">
            <text:p>168 </text:p>
          </table:table-cell>
          <table:table-cell office:value-type="float" office:value="161.871851433076">
            <text:p>162 </text:p>
          </table:table-cell>
          <table:table-cell office:value-type="float" office:value="178.850778779082">
            <text:p>179 </text:p>
          </table:table-cell>
          <table:table-cell office:value-type="float" office:value="193.82107891107">
            <text:p>194 </text:p>
          </table:table-cell>
          <table:table-cell office:value-type="float" office:value="211.864003842405">
            <text:p>212 </text:p>
          </table:table-cell>
          <table:table-cell office:value-type="float" office:value="207.779680054512">
            <text:p>208 </text:p>
          </table:table-cell>
          <table:table-cell office:value-type="float" office:value="193.407574237734">
            <text:p>193 </text:p>
          </table:table-cell>
          <table:table-cell office:value-type="float" office:value="186.545628093601">
            <text:p>187 </text:p>
          </table:table-cell>
          <table:table-cell office:value-type="float" office:value="184.760109199035">
            <text:p>185 </text:p>
          </table:table-cell>
          <table:table-cell office:value-type="float" office:value="186.392743266532">
            <text:p>186 </text:p>
          </table:table-cell>
          <table:table-cell office:value-type="float" office:value="165.664052778696">
            <text:p>166 </text:p>
          </table:table-cell>
          <table:table-cell table:formula="of:=[.A7]" office:value-type="string" office:string-value="Residential">
            <text:p>Residential</text:p>
          </table:table-cell>
          <table:table-cell table:formula="of:=[.AE7]/[.$AG$11]" office:value-type="percentage" office:value="0.144884301096099">
            <text:p>14.49%</text:p>
          </table:table-cell>
          <table:table-cell table:formula="of:=[.AE7]/[.$AE$7]" office:value-type="float" office:value="1">
            <text:p>1.00</text:p>
          </table:table-cell>
        </table:table-row>
        <table:table-row table:style-name="ro6">
          <table:table-cell office:value-type="string">
            <text:p>Industrial Processes and Product Use</text:p>
          </table:table-cell>
          <table:table-cell/>
          <table:table-cell table:style-name="ce23" office:value-type="float" office:value="65.6198920506764">
            <text:p>65.6 </text:p>
          </table:table-cell>
          <table:table-cell table:style-name="ce23" office:value-type="float" office:value="66.8521056205609">
            <text:p>66.9 </text:p>
          </table:table-cell>
          <table:table-cell table:style-name="ce23" office:value-type="float" office:value="66.7602303900609">
            <text:p>66.8 </text:p>
          </table:table-cell>
          <table:table-cell table:style-name="ce23" office:value-type="float" office:value="65.4466565898958">
            <text:p>65.4 </text:p>
          </table:table-cell>
          <table:table-cell table:style-name="ce23" office:value-type="float" office:value="67.1215448299799">
            <text:p>67.1 </text:p>
          </table:table-cell>
          <table:table-cell table:style-name="ce23" office:value-type="float" office:value="67.4577266385095">
            <text:p>67.5 </text:p>
          </table:table-cell>
          <table:table-cell table:style-name="ce23" office:value-type="float" office:value="68.04172860477">
            <text:p>68.0 </text:p>
          </table:table-cell>
          <table:table-cell table:style-name="ce23" office:value-type="float" office:value="65.4478724668661">
            <text:p>65.4 </text:p>
          </table:table-cell>
          <table:table-cell table:style-name="ce23" office:value-type="float" office:value="59.3750079257524">
            <text:p>59.4 </text:p>
          </table:table-cell>
          <table:table-cell table:style-name="ce23" office:value-type="float" office:value="59.6943341129259">
            <text:p>59.7 </text:p>
          </table:table-cell>
          <table:table-cell table:style-name="ce23" office:value-type="float" office:value="60.2138564368847">
            <text:p>60.2 </text:p>
          </table:table-cell>
          <table:table-cell table:style-name="ce23" office:value-type="float" office:value="58.8858423133263">
            <text:p>58.9 </text:p>
          </table:table-cell>
          <table:table-cell table:style-name="ce23" office:value-type="float" office:value="56.2635413193625">
            <text:p>56.3 </text:p>
          </table:table-cell>
          <table:table-cell table:style-name="ce23" office:value-type="float" office:value="55.4305057782528">
            <text:p>55.4 </text:p>
          </table:table-cell>
          <table:table-cell table:style-name="ce23" office:value-type="float" office:value="55.3983942782243">
            <text:p>55.4 </text:p>
          </table:table-cell>
          <table:table-cell table:style-name="ce23" office:value-type="float" office:value="56.4764355705775">
            <text:p>56.5 </text:p>
          </table:table-cell>
          <table:table-cell table:style-name="ce23" office:value-type="float" office:value="56.8058635085082">
            <text:p>56.8 </text:p>
          </table:table-cell>
          <table:table-cell table:style-name="ce23" office:value-type="float" office:value="55.9992355496712">
            <text:p>56.0 </text:p>
          </table:table-cell>
          <table:table-cell table:style-name="ce23" office:value-type="float" office:value="51.6300516060851">
            <text:p>51.6 </text:p>
          </table:table-cell>
          <table:table-cell table:style-name="ce23" office:value-type="float" office:value="46.056390246729">
            <text:p>46.1 </text:p>
          </table:table-cell>
          <table:table-cell table:style-name="ce23" office:value-type="float" office:value="47.1052328152821">
            <text:p>47.1 </text:p>
          </table:table-cell>
          <table:table-cell table:style-name="ce23" office:value-type="float" office:value="46.9463077224505">
            <text:p>46.9 </text:p>
          </table:table-cell>
          <table:table-cell table:style-name="ce23" office:value-type="float" office:value="46.9953492382573">
            <text:p>47.0 </text:p>
          </table:table-cell>
          <table:table-cell table:style-name="ce23" office:value-type="float" office:value="48.7582331548785">
            <text:p>48.8 </text:p>
          </table:table-cell>
          <table:table-cell table:style-name="ce23" office:value-type="float" office:value="48.1532033439769">
            <text:p>48.2 </text:p>
          </table:table-cell>
          <table:table-cell table:style-name="ce23" office:value-type="float" office:value="46.7723808706787">
            <text:p>46.8 </text:p>
          </table:table-cell>
          <table:table-cell table:style-name="ce23" office:value-type="float" office:value="46.3590430179288">
            <text:p>46.4 </text:p>
          </table:table-cell>
          <table:table-cell table:style-name="ce23" office:value-type="float" office:value="46.993986788954">
            <text:p>47.0 </text:p>
          </table:table-cell>
          <table:table-cell table:style-name="ce23" office:value-type="float" office:value="46.3889347161613">
            <text:p>46.4 </text:p>
          </table:table-cell>
          <table:table-cell table:formula="of:=[.A8]" office:value-type="string" office:string-value="Industrial Processes and Product Use">
            <text:p>Industrial Processes and Product Use</text:p>
          </table:table-cell>
          <table:table-cell table:formula="of:=[.AE8]/[.$AG$11]" office:value-type="percentage" office:value="0.0405702279535677">
            <text:p>4.06%</text:p>
          </table:table-cell>
          <table:table-cell table:formula="of:=[.AE8]/[.$AE$7]" office:value-type="float" office:value="0.280018108564145">
            <text:p>0.28</text:p>
          </table:table-cell>
        </table:table-row>
        <table:table-row table:style-name="ro6">
          <table:table-cell office:value-type="string">
            <text:p>Waste</text:p>
          </table:table-cell>
          <table:table-cell/>
          <table:table-cell table:style-name="ce23" office:value-type="float" office:value="24.0099194404809">
            <text:p>24.0 </text:p>
          </table:table-cell>
          <table:table-cell table:style-name="ce23" office:value-type="float" office:value="24.1984330251044">
            <text:p>24.2 </text:p>
          </table:table-cell>
          <table:table-cell table:style-name="ce23" office:value-type="float" office:value="26.0029148284998">
            <text:p>26.0 </text:p>
          </table:table-cell>
          <table:table-cell table:style-name="ce23" office:value-type="float" office:value="25.0249464471433">
            <text:p>25.0 </text:p>
          </table:table-cell>
          <table:table-cell table:style-name="ce23" office:value-type="float" office:value="28.6035669358167">
            <text:p>28.6 </text:p>
          </table:table-cell>
          <table:table-cell table:style-name="ce23" office:value-type="float" office:value="29.1447963017506">
            <text:p>29.1 </text:p>
          </table:table-cell>
          <table:table-cell table:style-name="ce23" office:value-type="float" office:value="29.6550144608919">
            <text:p>29.7 </text:p>
          </table:table-cell>
          <table:table-cell table:style-name="ce23" office:value-type="float" office:value="31.2088897037323">
            <text:p>31.2 </text:p>
          </table:table-cell>
          <table:table-cell table:style-name="ce23" office:value-type="float" office:value="31.4517222411333">
            <text:p>31.5 </text:p>
          </table:table-cell>
          <table:table-cell table:style-name="ce23" office:value-type="float" office:value="31.3679789730287">
            <text:p>31.4 </text:p>
          </table:table-cell>
          <table:table-cell table:style-name="ce23" office:value-type="float" office:value="32.8579063444025">
            <text:p>32.9 </text:p>
          </table:table-cell>
          <table:table-cell table:style-name="ce23" office:value-type="float" office:value="32.5231622294499">
            <text:p>32.5 </text:p>
          </table:table-cell>
          <table:table-cell table:style-name="ce23" office:value-type="float" office:value="32.7681375018508">
            <text:p>32.8 </text:p>
          </table:table-cell>
          <table:table-cell table:style-name="ce23" office:value-type="float" office:value="33.5164249670934">
            <text:p>33.5 </text:p>
          </table:table-cell>
          <table:table-cell table:style-name="ce23" office:value-type="float" office:value="32.7040416437598">
            <text:p>32.7 </text:p>
          </table:table-cell>
          <table:table-cell table:style-name="ce23" office:value-type="float" office:value="31.6863772601103">
            <text:p>31.7 </text:p>
          </table:table-cell>
          <table:table-cell table:style-name="ce23" office:value-type="float" office:value="29.9315262862717">
            <text:p>29.9 </text:p>
          </table:table-cell>
          <table:table-cell table:style-name="ce23" office:value-type="float" office:value="30.5028186191355">
            <text:p>30.5 </text:p>
          </table:table-cell>
          <table:table-cell table:style-name="ce23" office:value-type="float" office:value="31.8706482366784">
            <text:p>31.9 </text:p>
          </table:table-cell>
          <table:table-cell table:style-name="ce23" office:value-type="float" office:value="28.2056586507633">
            <text:p>28.2 </text:p>
          </table:table-cell>
          <table:table-cell table:style-name="ce23" office:value-type="float" office:value="28.7171760565753">
            <text:p>28.7 </text:p>
          </table:table-cell>
          <table:table-cell table:style-name="ce23" office:value-type="float" office:value="28.0364124827821">
            <text:p>28.0 </text:p>
          </table:table-cell>
          <table:table-cell table:style-name="ce23" office:value-type="float" office:value="29.8441651783672">
            <text:p>29.8 </text:p>
          </table:table-cell>
          <table:table-cell table:style-name="ce23" office:value-type="float" office:value="29.38374183895">
            <text:p>29.4 </text:p>
          </table:table-cell>
          <table:table-cell table:style-name="ce23" office:value-type="float" office:value="28.5080442822416">
            <text:p>28.5 </text:p>
          </table:table-cell>
          <table:table-cell table:style-name="ce23" office:value-type="float" office:value="28.9740415296647">
            <text:p>29.0 </text:p>
          </table:table-cell>
          <table:table-cell table:style-name="ce23" office:value-type="float" office:value="29.1761054763119">
            <text:p>29.2 </text:p>
          </table:table-cell>
          <table:table-cell table:style-name="ce23" office:value-type="float" office:value="29.5180512546023">
            <text:p>29.5 </text:p>
          </table:table-cell>
          <table:table-cell table:style-name="ce23" office:value-type="float" office:value="28.9521190862293">
            <text:p>29.0 </text:p>
          </table:table-cell>
          <table:table-cell table:formula="of:=[.A9]" office:value-type="string" office:string-value="Waste">
            <text:p>Waste</text:p>
          </table:table-cell>
          <table:table-cell table:formula="of:=[.AE9]/[.$AG$11]" office:value-type="percentage" office:value="0.0253205657395264">
            <text:p>2.53%</text:p>
          </table:table-cell>
          <table:table-cell table:formula="of:=[.AE9]/[.$AE$7]" office:value-type="float" office:value="0.174764039636922">
            <text:p>0.17</text:p>
          </table:table-cell>
        </table:table-row>
        <table:table-row table:style-name="ro7">
          <table:table-cell table:style-name="ce20" office:value-type="string">
            <text:p>Other (Indirect CO<text:span text:style-name="T1">2</text:span><text:span text:style-name="T2">, etc.)</text:span></text:p>
          </table:table-cell>
          <table:table-cell table:style-name="ce25"/>
          <table:table-cell table:style-name="ce29" office:value-type="float" office:value="6.67212683805233">
            <text:p>6.7 </text:p>
          </table:table-cell>
          <table:table-cell table:style-name="ce29" office:value-type="float" office:value="6.46630453657459">
            <text:p>6.5 </text:p>
          </table:table-cell>
          <table:table-cell table:style-name="ce29" office:value-type="float" office:value="6.20622791969994">
            <text:p>6.2 </text:p>
          </table:table-cell>
          <table:table-cell table:style-name="ce29" office:value-type="float" office:value="5.9939071350958">
            <text:p>6.0 </text:p>
          </table:table-cell>
          <table:table-cell table:style-name="ce29" office:value-type="float" office:value="5.78326374754314">
            <text:p>5.8 </text:p>
          </table:table-cell>
          <table:table-cell table:style-name="ce29" office:value-type="float" office:value="5.97556103059959">
            <text:p>6.0 </text:p>
          </table:table-cell>
          <table:table-cell table:style-name="ce29" office:value-type="float" office:value="6.08941450638015">
            <text:p>6.1 </text:p>
          </table:table-cell>
          <table:table-cell table:style-name="ce29" office:value-type="float" office:value="6.04944090061766">
            <text:p>6.0 </text:p>
          </table:table-cell>
          <table:table-cell table:style-name="ce29" office:value-type="float" office:value="5.60744181762366">
            <text:p>5.6 </text:p>
          </table:table-cell>
          <table:table-cell table:style-name="ce29" office:value-type="float" office:value="5.63163693676105">
            <text:p>5.6 </text:p>
          </table:table-cell>
          <table:table-cell table:style-name="ce29" office:value-type="float" office:value="5.70526895450779">
            <text:p>5.7 </text:p>
          </table:table-cell>
          <table:table-cell table:style-name="ce29" office:value-type="float" office:value="5.22944565074505">
            <text:p>5.2 </text:p>
          </table:table-cell>
          <table:table-cell table:style-name="ce29" office:value-type="float" office:value="4.96531881160644">
            <text:p>5.0 </text:p>
          </table:table-cell>
          <table:table-cell table:style-name="ce29" office:value-type="float" office:value="4.78507531181838">
            <text:p>4.8 </text:p>
          </table:table-cell>
          <table:table-cell table:style-name="ce29" office:value-type="float" office:value="4.62711264539001">
            <text:p>4.6 </text:p>
          </table:table-cell>
          <table:table-cell table:style-name="ce29" office:value-type="float" office:value="4.56826291776818">
            <text:p>4.6 </text:p>
          </table:table-cell>
          <table:table-cell table:style-name="ce29" office:value-type="float" office:value="4.50253325094825">
            <text:p>4.5 </text:p>
          </table:table-cell>
          <table:table-cell table:style-name="ce29" office:value-type="float" office:value="4.51149711295978">
            <text:p>4.5 </text:p>
          </table:table-cell>
          <table:table-cell table:style-name="ce29" office:value-type="float" office:value="4.08415139519545">
            <text:p>4.1 </text:p>
          </table:table-cell>
          <table:table-cell table:style-name="ce29" office:value-type="float" office:value="3.73272354086878">
            <text:p>3.7 </text:p>
          </table:table-cell>
          <table:table-cell table:style-name="ce29" office:value-type="float" office:value="3.62613079667845">
            <text:p>3.6 </text:p>
          </table:table-cell>
          <table:table-cell table:style-name="ce29" office:value-type="float" office:value="3.50657134833919">
            <text:p>3.5 </text:p>
          </table:table-cell>
          <table:table-cell table:style-name="ce29" office:value-type="float" office:value="3.51839868723447">
            <text:p>3.5 </text:p>
          </table:table-cell>
          <table:table-cell table:style-name="ce29" office:value-type="float" office:value="3.52644800066558">
            <text:p>3.5 </text:p>
          </table:table-cell>
          <table:table-cell table:style-name="ce29" office:value-type="float" office:value="3.42078965287081">
            <text:p>3.4 </text:p>
          </table:table-cell>
          <table:table-cell table:style-name="ce29" office:value-type="float" office:value="3.27347322129515">
            <text:p>3.3 </text:p>
          </table:table-cell>
          <table:table-cell table:style-name="ce29" office:value-type="float" office:value="3.19888012050312">
            <text:p>3.2 </text:p>
          </table:table-cell>
          <table:table-cell table:style-name="ce29" office:value-type="float" office:value="3.08392276421396">
            <text:p>3.1 </text:p>
          </table:table-cell>
          <table:table-cell table:style-name="ce29" office:value-type="float" office:value="3.11989049517727">
            <text:p>3.1 </text:p>
          </table:table-cell>
          <table:table-cell table:formula="of:=[.A10]" office:value-type="string" office:string-value="Other (Indirect CO2, etc.)">
            <text:p>Other (Indirect CO2, etc.)</text:p>
          </table:table-cell>
          <table:table-cell table:formula="of:=[.AE10]/[.$AG$11]" office:value-type="percentage" office:value="0.00272855303433847">
            <text:p>0.27%</text:p>
          </table:table-cell>
          <table:table-cell table:formula="of:=[.AE10]/[.$AE$7]" office:value-type="float" office:value="0.018832634134244">
            <text:p>0.02</text:p>
          </table:table-cell>
        </table:table-row>
        <table:table-row table:style-name="ro6">
          <table:table-cell table:style-name="ce21" office:value-type="string">
            <text:p>Total</text:p>
          </table:table-cell>
          <table:table-cell table:style-name="ce26"/>
          <table:table-cell table:style-name="ce30" office:value-type="float" office:value="1163.87361843771">
            <text:p>1,164 </text:p>
          </table:table-cell>
          <table:table-cell table:style-name="ce30" office:value-type="float" office:value="1175.35291813968">
            <text:p>1,175 </text:p>
          </table:table-cell>
          <table:table-cell table:style-name="ce30" office:value-type="float" office:value="1184.79149504351">
            <text:p>1,185 </text:p>
          </table:table-cell>
          <table:table-cell table:style-name="ce30" office:value-type="float" office:value="1177.46713591516">
            <text:p>1,177 </text:p>
          </table:table-cell>
          <table:table-cell table:style-name="ce30" office:value-type="float" office:value="1232.35397779038">
            <text:p>1,232 </text:p>
          </table:table-cell>
          <table:table-cell table:style-name="ce30" office:value-type="float" office:value="1244.62014504099">
            <text:p>1,245 </text:p>
          </table:table-cell>
          <table:table-cell table:style-name="ce30" office:value-type="float" office:value="1256.58076511977">
            <text:p>1,257 </text:p>
          </table:table-cell>
          <table:table-cell table:style-name="ce30" office:value-type="float" office:value="1249.66320879393">
            <text:p>1,250 </text:p>
          </table:table-cell>
          <table:table-cell table:style-name="ce30" office:value-type="float" office:value="1209.58271407981">
            <text:p>1,210 </text:p>
          </table:table-cell>
          <table:table-cell table:style-name="ce30" office:value-type="float" office:value="1246.17263351659">
            <text:p>1,246 </text:p>
          </table:table-cell>
          <table:table-cell table:style-name="ce30" office:value-type="float" office:value="1269.07719272071">
            <text:p>1,269 </text:p>
          </table:table-cell>
          <table:table-cell table:style-name="ce30" office:value-type="float" office:value="1253.99859102917">
            <text:p>1,254 </text:p>
          </table:table-cell>
          <table:table-cell table:style-name="ce30" office:value-type="float" office:value="1282.98780305182">
            <text:p>1,283 </text:p>
          </table:table-cell>
          <table:table-cell table:style-name="ce30" office:value-type="float" office:value="1291.03021945439">
            <text:p>1,291 </text:p>
          </table:table-cell>
          <table:table-cell table:style-name="ce30" office:value-type="float" office:value="1286.17195959657">
            <text:p>1,286 </text:p>
          </table:table-cell>
          <table:table-cell table:style-name="ce30" office:value-type="float" office:value="1293.25214814665">
            <text:p>1,293 </text:p>
          </table:table-cell>
          <table:table-cell table:style-name="ce30" office:value-type="float" office:value="1269.95760462582">
            <text:p>1,270 </text:p>
          </table:table-cell>
          <table:table-cell table:style-name="ce30" office:value-type="float" office:value="1305.50286714414">
            <text:p>1,306 </text:p>
          </table:table-cell>
          <table:table-cell table:style-name="ce30" office:value-type="float" office:value="1234.60603925899">
            <text:p>1,235 </text:p>
          </table:table-cell>
          <table:table-cell table:style-name="ce30" office:value-type="float" office:value="1165.12633742708">
            <text:p>1,165 </text:p>
          </table:table-cell>
          <table:table-cell table:style-name="ce30" office:value-type="float" office:value="1216.47819843086">
            <text:p>1,216 </text:p>
          </table:table-cell>
          <table:table-cell table:style-name="ce30" office:value-type="float" office:value="1266.47436907756">
            <text:p>1,266 </text:p>
          </table:table-cell>
          <table:table-cell table:style-name="ce30" office:value-type="float" office:value="1307.6733587455">
            <text:p>1,308 </text:p>
          </table:table-cell>
          <table:table-cell table:style-name="ce30" office:value-type="float" office:value="1316.94662897256">
            <text:p>1,317 </text:p>
          </table:table-cell>
          <table:table-cell table:style-name="ce30" office:value-type="float" office:value="1265.21815702679">
            <text:p>1,265 </text:p>
          </table:table-cell>
          <table:table-cell table:style-name="ce30" office:value-type="float" office:value="1224.93250648618">
            <text:p>1,225 </text:p>
          </table:table-cell>
          <table:table-cell table:style-name="ce30" office:value-type="float" office:value="1205.27508241045">
            <text:p>1,205 </text:p>
          </table:table-cell>
          <table:table-cell table:style-name="ce30" office:value-type="float" office:value="1189.73808170239">
            <text:p>1,190 </text:p>
          </table:table-cell>
          <table:table-cell table:style-name="ce30" office:value-type="float" office:value="1137.75102387638">
            <text:p>1,138 </text:p>
          </table:table-cell>
          <table:table-cell table:formula="of:=[.A11]" office:value-type="string" office:string-value="Total">
            <text:p>Total</text:p>
          </table:table-cell>
          <table:table-cell table:style-name="ce32" table:formula="of:=SUM([.AE3:.AE10])" office:value-type="float" office:value="1143.42307293055">
            <text:p>1143.4230729306</text:p>
          </table:table-cell>
          <table:table-cell table:style-name="ce32"/>
        </table:table-row>
        <table:table-row table:style-name="ro8">
          <table:table-cell table:style-name="Default" table:number-columns-repeated="19"/>
          <table:table-cell table:style-name="Default" office:value-type="string">
            <text:p>//_20200430_164931</text:p>
          </table:table-cell>
          <table:table-cell table:style-name="Default" table:number-columns-repeated="14"/>
        </table:table-row>
      </table:table>
      <table:table table:name="Sheet3" table:style-name="ta1" table:print="false">
        <table:table-column table:style-name="co1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ja" number:country="JP">
      <number:number number:min-integer-digits="1"/>
    </number:number-style>
    <number:number-style style:name="N8132P0" style:volatile="true" number:language="ja" number:country="JP">
      <number:number number:decimal-places="0" number:min-integer-digits="1" number:grouping="true"/>
    </number:number-style>
    <number:number-style style:name="N8132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32P0"/>
    </number:number-style>
    <number:number-style style:name="N108">
      <number:number number:decimal-places="0" number:min-integer-digits="1" number:grouping="true"/>
      <number:text> </number:text>
    </number:number-style>
    <number:number-style style:name="N109">
      <number:number number:decimal-places="1" number:min-integer-digits="1" number:grouping="true"/>
      <number:text> </number:text>
    </number:number-style>
    <number:number-style style:name="N110">
      <number:number number:decimal-places="1" number:min-integer-digits="1"/>
      <number:text> </number:text>
    </number:number-style>
    <number:percentage-style style:name="N111">
      <number:number number:decimal-places="1" number:min-integer-digits="1"/>
      <number:text>%</number:text>
    </number:percentage-style>
    <number:number-style style:name="N112">
      <number:number number:decimal-places="2" number:min-integer-digits="1"/>
      <number:text> </number:text>
    </number:number-style>
    <number:number-style style:name="N113P0" style:volatile="true">
      <number:number number:decimal-places="2" number:min-integer-digits="1"/>
      <number:text> </number:text>
    </number:number-style>
    <number:number-style style:name="N113">
      <number:text>(</number:text>
      <number:number number:decimal-places="2" number:min-integer-digits="1"/>
      <number:text>)</number:text>
      <style:map style:condition="value()&gt;=0" style:apply-style-name="N113P0"/>
    </number:number-style>
    <number:number-style style:name="N114">
      <number:number number:decimal-places="4" number:min-integer-digits="1" number:grouping="true"/>
    </number:number-style>
    <number:number-style style:name="N115">
      <number:number number:decimal-places="2" number:min-integer-digits="1" number:grouping="true"/>
      <number:text> </number:text>
    </number:number-style>
    <number:percentage-style style:name="N116P0" style:volatile="true">
      <number:number number:decimal-places="1" number:min-integer-digits="1" number:grouping="true"/>
      <number:text>%</number:text>
    </number:percentage-style>
    <number:percentage-style style:name="N116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6P0"/>
    </number:percentage-style>
    <number:number-style style:name="N117">
      <number:number number:decimal-places="10" number:min-integer-digits="1"/>
      <number:text> </number:text>
    </number:number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">
      <number:number number:decimal-places="5" number:min-integer-digits="1" number:grouping="true"/>
      <number:text> </number:text>
    </number:number-style>
    <number:number-style style:name="N121">
      <number:number number:decimal-places="6" number:min-integer-digits="1" number:grouping="true"/>
      <number:text> </number:text>
    </number:number-style>
    <number:number-style style:name="N122">
      <number:number number:decimal-places="8" number:min-integer-digits="1" number:grouping="true"/>
      <number:text> </number:text>
    </number:number-style>
    <number:percentage-style style:name="N123P0" style:volatile="true">
      <number:number number:decimal-places="1" number:min-integer-digits="1"/>
      <number:text>%</number:text>
    </number:percentage-style>
    <number:percentage-style style:name="N123">
      <style:text-properties fo:color="#ff0000"/>
      <number:text>-</number:text>
      <number:number number:decimal-places="1" number:min-integer-digits="1"/>
      <number:text>%</number:text>
      <style:map style:condition="value()&gt;=0" style:apply-style-name="N123P0"/>
    </number:percentage-style>
    <number:number-style style:name="N124">
      <number:number number:decimal-places="3" number:min-integer-digits="1" number:grouping="true"/>
      <number:text> </number:text>
    </number:number-style>
    <number:number-style style:name="N125P0" style:volatile="true">
      <number:number number:decimal-places="4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6P0"/>
    </number:number-style>
    <number:number-style style:name="N127P0" style:volatile="true">
      <number:number number:decimal-places="8" number:min-integer-digits="1" number:grouping="true"/>
      <number:text> </number:text>
    </number:number-style>
    <number:number-style style:name="N127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27P0"/>
    </number:number-style>
    <number:number-style style:name="N128">
      <number:scientific-number number:decimal-places="0" number:min-integer-digits="1" number:min-exponent-digits="2"/>
      <number:text>.</number:text>
    </number:number-style>
    <number:number-style style:name="N129">
      <number:scientific-number number:decimal-places="1" number:min-integer-digits="1" number:min-exponent-digits="2"/>
    </number:number-style>
    <number:number-style style:name="N130P0" style:volatile="true">
      <number:number number:decimal-places="0" number:min-integer-digits="1"/>
    </number:number-style>
    <number:number-style style:name="N130">
      <number:text>  </number:text>
      <style:map style:condition="value()&gt;=0" style:apply-style-name="N130P0"/>
    </number:number-style>
    <number:date-style style:name="N131P0" style:volatile="true">
      <number:year number:style="long"/>
      <number:text>/</number:text>
      <number:month/>
      <number:text>/</number:text>
      <number:day/>
    </number:date-style>
    <number:text-style style:name="N131">
      <number:text-content/>
      <style:map style:condition="value()&gt;=0" style:apply-style-name="N131P0"/>
    </number:text-style>
    <number:number-style style:name="N132P0" style:volatile="true">
      <number:number number:decimal-places="1" number:min-integer-digits="1" number:grouping="true"/>
    </number:number-style>
    <number:number-style style:name="N132">
      <style:text-properties fo:color="#ff0000"/>
      <number:text>-</number:text>
      <number:number number:decimal-places="1" number:min-integer-digits="1" number:grouping="true"/>
      <style:map style:condition="value()&gt;=0" style:apply-style-name="N132P0"/>
    </number:number-style>
    <number:number-style style:name="N133P0" style:volatile="true">
      <number:text>+</number:text>
      <number:number number:decimal-places="1" number:min-integer-digits="1"/>
    </number:number-style>
    <number:number-style style:name="N133">
      <number:text> -</number:text>
      <number:number number:decimal-places="1" number:min-integer-digits="1"/>
      <style:map style:condition="value()&gt;=0" style:apply-style-name="N133P0"/>
    </number:number-style>
    <number:number-style style:name="N134P0" style:volatile="true">
      <number:number number:decimal-places="0" number:min-integer-digits="1"/>
      <number:text> </number:text>
    </number:number-style>
    <number:number-style style:name="N134">
      <style:text-properties fo:color="#ff0000"/>
      <number:text>(</number:text>
      <number:number number:decimal-places="0" number:min-integer-digits="1"/>
      <number:text>)</number:text>
      <style:map style:condition="value()&gt;=0" style:apply-style-name="N134P0"/>
    </number:number-style>
    <number:percentage-style style:name="N135">
      <number:number number:decimal-places="3" number:min-integer-digits="1"/>
      <number:text>%</number:text>
    </number:percentage-style>
    <number:number-style style:name="N136">
      <number:number number:decimal-places="0" number:min-integer-digits="2"/>
      <number:text>00万トン</number:text>
    </number:number-style>
    <number:number-style style:name="N137">
      <number:number number:decimal-places="0" number:min-integer-digits="0"/>
      <number:text>億</number:text>
    </number:number-style>
    <number:number-style style:name="N138">
      <number:text>(</number:text>
      <number:number number:decimal-places="0" number:min-integer-digits="4"/>
      <number:text>年度)</number:text>
    </number:number-style>
    <number:number-style style:name="N139">
      <number:number number:decimal-places="0" number:min-integer-digits="0" number:grouping="true">
        <number:embedded-text number:position="4">億</number:embedded-text>
      </number:number>
      <number:text>万トン</number:text>
    </number:number-style>
    <number:number-style style:name="N140">
      <number:number number:decimal-places="0" number:min-integer-digits="1" number:grouping="true"/>
      <number:text>万トン</number:text>
    </number:number-style>
    <number:number-style style:name="N141">
      <number:number number:decimal-places="0" number:min-integer-digits="0" number:grouping="true">
        <number:embedded-text number:position="4">億</number:embedded-text>
      </number:number>
      <number:text>万t</number:text>
    </number:number-style>
    <number:number-style style:name="N142">
      <number:text>約</number:text>
      <number:number number:decimal-places="0" number:min-integer-digits="1" number:grouping="true"/>
    </number:number-style>
    <number:percentage-style style:name="N143P0" style:volatile="true">
      <number:number number:decimal-places="2" number:min-integer-digits="1"/>
      <number:text>%</number:text>
    </number:percentage-style>
    <number:percentage-style style:name="N143">
      <style:text-properties fo:color="#ff0000"/>
      <number:text>-</number:text>
      <number:number number:decimal-places="2" number:min-integer-digits="1"/>
      <number:text>%</number:text>
      <style:map style:condition="value()&gt;=0" style:apply-style-name="N143P0"/>
    </number:percentage-style>
    <number:date-style style:name="N144">
      <number:text>(</number:text>
      <number:year number:style="long"/>
      <number:text>年度）</number:text>
    </number:date-style>
    <number:percentage-style style:name="N145P0" style:volatile="true">
      <number:number number:decimal-places="0" number:min-integer-digits="1"/>
      <number:text>%</number:text>
    </number:percentage-style>
    <number:percentage-style style:name="N145">
      <style:text-properties fo:color="#ff0000"/>
      <number:text>-</number:text>
      <number:number number:decimal-places="0" number:min-integer-digits="1"/>
      <number:text>%</number:text>
      <style:map style:condition="value()&gt;=0" style:apply-style-name="N145P0"/>
    </number:percentage-style>
    <number:number-style style:name="N146">
      <number:number number:decimal-places="1" number:min-integer-digits="1"/>
    </number:number-style>
    <number:number-style style:name="N147P0" style:volatile="true">
      <number:number number:decimal-places="1" number:min-integer-digits="1"/>
      <number:text> </number:text>
    </number:number-style>
    <number:number-style style:name="N147">
      <style:text-properties fo:color="#ff0000"/>
      <number:text>(</number:text>
      <number:number number:decimal-places="1" number:min-integer-digits="1"/>
      <number:text>)</number:text>
      <style:map style:condition="value()&gt;=0" style:apply-style-name="N147P0"/>
    </number:number-style>
    <number:number-style style:name="N148">
      <number:text>(FY</number:text>
      <number:number number:decimal-places="0" number:min-integer-digits="4"/>
      <number:text>)</number:text>
    </number:number-style>
    <number:number-style style:name="N149">
      <number:text>（</number:text>
      <number:number number:decimal-places="0" number:min-integer-digits="4"/>
      <number:text>年度）</number:text>
    </number:number-style>
    <number:percentage-style style:name="N150P0" style:volatile="true">
      <number:number number:decimal-places="2" number:min-integer-digits="1" number:grouping="true"/>
      <number:text>%</number:text>
    </number:percentage-style>
    <number:percentage-style style:name="N150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0P0"/>
    </number:percentage-style>
    <number:percentage-style style:name="N151P0" style:volatile="true">
      <number:number number:decimal-places="0" number:min-integer-digits="1" number:grouping="true"/>
      <number:text>%</number:text>
    </number:percentage-style>
    <number:percentage-style style:name="N151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51P0"/>
    </number:percentage-style>
    <number:number-style style:name="N152P0" style:volatile="true">
      <number:number number:decimal-places="1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52P0"/>
    </number:number-style>
    <number:number-style style:name="N153">
      <number:number number:decimal-places="1" number:min-integer-digits="1" number:grouping="true"/>
    </number:number-style>
    <number:number-style style:name="N154">
      <number:number number:decimal-places="1" number:min-integer-digits="0" number:decimal-replacement=""/>
      <number:text>Mt</number:text>
    </number:number-style>
    <number:number-style style:name="N155">
      <number:number number:decimal-places="1" number:min-integer-digits="0"/>
      <number:text>Mt</number:text>
    </number:number-style>
    <number:number-style style:name="N156">
      <number:number number:decimal-places="0" number:min-integer-digits="0" number:grouping="true"/>
      <number:text>Mt</number:text>
    </number:number-style>
    <number:number-style style:name="N157">
      <number:number number:decimal-places="2" number:min-integer-digits="1" number:grouping="true"/>
      <number:text> Mt</number:text>
    </number:number-style>
    <number:number-style style:name="N158">
      <number:number number:decimal-places="0" number:min-integer-digits="0"/>
      <number:text>百万トン</number:text>
    </number:number-style>
    <number:number-style style:name="N159">
      <number:number number:decimal-places="1" number:min-integer-digits="0" number:decimal-replacement=""/>
      <number:text>百万トン</number:text>
    </number:number-style>
    <number:percentage-style style:name="N160P0" style:volatile="true">
      <number:text>(+</number:text>
      <number:number number:decimal-places="1" number:min-integer-digits="0"/>
      <number:text>%</number:text>
    </number:percentage-style>
    <number:percentage-style style:name="N160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0P0"/>
    </number:percentage-style>
    <number:percentage-style style:name="N161P0" style:volatile="true">
      <number:text>&lt;</number:text>
      <number:number number:decimal-places="1" number:min-integer-digits="0"/>
      <number:text>%</number:text>
    </number:percentage-style>
    <number:percentage-style style:name="N16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61P0"/>
    </number:percentage-style>
    <number:percentage-style style:name="N162P0" style:volatile="true">
      <number:text>&lt;</number:text>
      <number:number number:decimal-places="1" number:min-integer-digits="1"/>
      <number:text>%</number:text>
    </number:percentage-style>
    <number:percentage-style style:name="N162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62P0"/>
    </number:percentage-style>
    <number:number-style style:name="N163">
      <number:number number:decimal-places="0" number:min-integer-digits="0"/>
      <number:text>Mt</number:text>
    </number:number-style>
    <number:number-style style:name="N164">
      <number:number number:decimal-places="0" number:min-integer-digits="0"/>
      <number:text>Mt</number:text>
    </number:number-style>
    <number:percentage-style style:name="N165">
      <number:text>(</number:text>
      <number:number number:decimal-places="1" number:min-integer-digits="1"/>
      <number:text>%)</number:text>
    </number:percentage-style>
    <number:percentage-style style:name="N166">
      <number:text>(</number:text>
      <number:number number:decimal-places="1" number:min-integer-digits="1"/>
      <number:text>%)</number:text>
    </number:percentage-style>
    <number:number-style style:name="N167P0" style:volatile="true">
      <number:number number:decimal-places="0" number:min-integer-digits="1" number:grouping="true"/>
    </number:number-style>
    <number:number-style style:name="N167">
      <style:text-properties fo:color="#ff0000"/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number number:decimal-places="2" number:min-integer-digits="1" number:grouping="true"/>
    </number:number-style>
    <number:number-style style:name="N168">
      <style:text-properties fo:color="#ff0000"/>
      <number:number number:decimal-places="2" number:min-integer-digits="1" number:grouping="true"/>
      <style:map style:condition="value()&gt;=0" style:apply-style-name="N168P0"/>
    </number:number-style>
    <number:number-style style:name="N8108P0" style:volatile="true" number:language="ja" number:country="JP">
      <number:text>¥</number:text>
      <number:number number:decimal-places="0" number:min-integer-digits="1" number:grouping="true"/>
    </number:number-style>
    <number:number-style style:name="N8108" number:language="ja" number:country="JP">
      <number:text>-¥</number:text>
      <number:number number:decimal-places="0" number:min-integer-digits="1" number:grouping="true"/>
      <style:map style:condition="value()&gt;=0" style:apply-style-name="N8108P0"/>
    </number:number-style>
    <number:number-style style:name="N8109P0" style:volatile="true" number:language="ja" number:country="JP">
      <number:text>¥</number:text>
      <number:number number:decimal-places="0" number:min-integer-digits="1" number:grouping="true"/>
    </number:number-style>
    <number:number-style style:name="N8109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09P0"/>
    </number:number-style>
    <number:number-style style:name="N8110P0" style:volatile="true" number:language="ja" number:country="JP">
      <number:text>¥</number:text>
      <number:number number:decimal-places="2" number:min-integer-digits="1" number:grouping="true"/>
    </number:number-style>
    <number:number-style style:name="N8110" number:language="ja" number:country="JP">
      <number:text>-¥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2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3" number:language="ja" number:country="JP">
      <number:day number:style="long"/>
      <number:text>-</number:text>
      <number:month number:textual="true"/>
    </number:date-style>
    <number:date-style style:name="N8114" number:language="ja" number:country="JP">
      <number:month number:textual="true"/>
      <number:text>-</number:text>
      <number:year/>
    </number:date-style>
    <number:time-style style:name="N8115" number:language="ja" number:country="JP">
      <number:hours/>
      <number:text>:</number:text>
      <number:minutes number:style="long"/>
      <number:text> </number:text>
      <number:am-pm/>
    </number:time-style>
    <number:time-style style:name="N8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8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8119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8119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19P0"/>
    </number:currency-style>
    <number:currency-style style:name="N8120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8120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8121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1P0"/>
    </number:currency-style>
    <number:currency-style style:name="N8122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8122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2P0"/>
    </number:currency-style>
    <number:date-style style:name="N8123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4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25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26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27" number:language="ja" number:country="JP">
      <number:hours/>
      <number:text>時</number:text>
      <number:minutes number:style="long"/>
      <number:text>分</number:text>
    </number:time-style>
    <number:time-style style:name="N8128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9" number:language="ja" number:country="JP">
      <number:year number:style="long"/>
      <number:text>年</number:text>
      <number:month number:style="long"/>
      <number:text>月</number:text>
    </number:date-style>
    <number:date-style style:name="N8130" number:language="ja" number:country="JP">
      <number:month number:style="long"/>
      <number:text>月</number:text>
      <number:day number:style="long"/>
      <number:text>日</number:text>
    </number:date-style>
    <number:number-style style:name="N8131P0" style:volatile="true" number:language="ja" number:country="JP">
      <number:number number:decimal-places="0" number:min-integer-digits="1" number:grouping="true"/>
    </number:number-style>
    <number:number-style style:name="N8131" number:language="ja" number:country="JP">
      <number:text>-</number:text>
      <number:number number:decimal-places="0" number:min-integer-digits="1" number:grouping="true"/>
      <style:map style:condition="value()&gt;=0" style:apply-style-name="N8131P0"/>
    </number:number-style>
    <number:number-style style:name="N8133P0" style:volatile="true" number:language="ja" number:country="JP">
      <number:number number:decimal-places="2" number:min-integer-digits="1" number:grouping="true"/>
    </number:number-style>
    <number:number-style style:name="N8133" number:language="ja" number:country="JP">
      <number:text>-</number:text>
      <number:number number:decimal-places="2" number:min-integer-digits="1" number:grouping="true"/>
      <style:map style:condition="value()&gt;=0" style:apply-style-name="N8133P0"/>
    </number:number-style>
    <number:number-style style:name="N8134P0" style:volatile="true" number:language="ja" number:country="JP">
      <number:number number:decimal-places="2" number:min-integer-digits="1" number:grouping="true"/>
    </number:number-style>
    <number:number-style style:name="N8134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4P0"/>
    </number:number-style>
    <number:number-style style:name="N8135P0" style:volatile="true" number:language="ja" number:country="JP">
      <number:text> </number:text>
      <number:number number:decimal-places="0" number:min-integer-digits="1" number:grouping="true"/>
      <number:text> </number:text>
    </number:number-style>
    <number:number-style style:name="N8135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35P2" style:volatile="true" number:language="ja" number:country="JP">
      <number:text> - </number:text>
    </number:number-style>
    <number:text-style style:name="N8135" number:language="ja" number:country="JP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3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36P2" style:volatile="true" number:language="ja" number:country="JP">
      <number:text> ¥- </number:text>
    </number:number-style>
    <number:text-style style:name="N8136" number:language="ja" number:country="JP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37P0" style:volatile="true" number:language="ja" number:country="JP">
      <number:text> </number:text>
      <number:number number:decimal-places="2" number:min-integer-digits="1" number:grouping="true"/>
      <number:text> </number:text>
    </number:number-style>
    <number:number-style style:name="N8137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37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37" number:language="ja" number:country="JP">
      <number:text> </number:text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number-style style:name="N8138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38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38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38" number:language="ja" number:country="JP">
      <number:text> </number:text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ja" number:country="JP">
      <number:minutes number:style="long"/>
      <number:text>:</number:text>
      <number:seconds number:style="long"/>
    </number:time-style>
    <number:time-style style:name="N8140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ja" number:country="JP">
      <number:minutes number:style="long"/>
      <number:text>:</number:text>
      <number:seconds number:style="long" number:decimal-places="1"/>
    </number:time-style>
    <number:number-style style:name="N8142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32"/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30">2020/04/30</text:date>, <text:time>16:54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4-30T16:54:37.86</dc:date>
    <dc:creator>iwabuchi ken</dc:creator>
    <meta:editing-duration>PT36M14S</meta:editing-duration>
    <meta:editing-cycles>4</meta:editing-cycles>
    <meta:generator>OpenOffice/4.1.3$Win32 OpenOffice.org_project/413m1$Build-9783</meta:generator>
    <meta:document-statistic meta:table-count="3" meta:cell-count="3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ata-label-number="value" chart:data-label-text="false" chart:data-label-symbol="fals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492cm" svg:height="11.073cm" xlink:href=".." xlink:type="simple" chart:class="chart:ring" chart:style-name="ch1">
        <chart:title svg:x="9.184cm" svg:y="0.357cm" chart:style-name="ch2">
          <text:p>2018 year</text:p>
        </chart:title>
        <chart:legend svg:x="11.137cm" svg:y="0.69cm" style:legend-expansion="custom" chartooo:width="9.086cm" chartooo:height="9.891cm" style:legend-expansion-aspect-ratio="0.91861288039632" chart:style-name="ch3"/>
        <chart:plot-area chart:style-name="ch4" table:cell-range-address="'1'.AF3:'1'.AG10" chart:data-source-has-labels="column" svg:x="1.889cm" svg:y="1.362cm" svg:width="8.057cm" svg:height="8.058cm">
          <chartooo:coordinate-region svg:x="1.034cm" svg:y="1.363cm" svg:width="9.767cm" svg:height="8.057cm"/>
          <chart:axis chart:dimension="x" chart:name="primary-x" chart:style-name="ch5" chartooo:axis-type="auto">
            <chartooo:date-scale/>
            <chart:categories table:cell-range-address="'1'.AF3:'1'.AF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'.AG3:'1'.AG1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G</text:p>
              </table:table-cell>
            </table:table-row>
          </table:table-header-rows>
          <table:table-rows>
            <table:table-row>
              <table:table-cell office:value-type="string">
                <text:p>Energy Industries
 (Oil Refinery, Electric Power Plant)</text:p>
                <draw:g>
                  <svg:desc>'1'.AF3:'1'.AF10</svg:desc>
                </draw:g>
              </table:table-cell>
              <table:table-cell office:value-type="float" office:value="0.0831357227891537">
                <text:p>0.0831357227891537</text:p>
                <draw:g>
                  <svg:desc>'1'.AG3:'1'.AG10</svg:desc>
                </draw:g>
              </table:table-cell>
            </table:table-row>
            <table:table-row>
              <table:table-cell office:value-type="string">
                <text:p>Industries</text:p>
              </table:table-cell>
              <table:table-cell office:value-type="float" office:value="0.348053393672502">
                <text:p>0.348053393672502</text:p>
              </table:table-cell>
            </table:table-row>
            <table:table-row>
              <table:table-cell office:value-type="string">
                <text:p>Transportation</text:p>
              </table:table-cell>
              <table:table-cell office:value-type="float" office:value="0.184024691861682">
                <text:p>0.184024691861682</text:p>
              </table:table-cell>
            </table:table-row>
            <table:table-row>
              <table:table-cell office:value-type="string">
                <text:p>Commercial </text:p>
              </table:table-cell>
              <table:table-cell office:value-type="float" office:value="0.171282543853131">
                <text:p>0.171282543853131</text:p>
              </table:table-cell>
            </table:table-row>
            <table:table-row>
              <table:table-cell office:value-type="string">
                <text:p>Residential</text:p>
              </table:table-cell>
              <table:table-cell office:value-type="float" office:value="0.144884301096099">
                <text:p>0.144884301096099</text:p>
              </table:table-cell>
            </table:table-row>
            <table:table-row>
              <table:table-cell office:value-type="string">
                <text:p>Industrial Processes and Product Use</text:p>
              </table:table-cell>
              <table:table-cell office:value-type="float" office:value="0.0405702279535677">
                <text:p>0.0405702279535677</text:p>
              </table:table-cell>
            </table:table-row>
            <table:table-row>
              <table:table-cell office:value-type="string">
                <text:p>Waste</text:p>
              </table:table-cell>
              <table:table-cell office:value-type="float" office:value="0.0253205657395264">
                <text:p>0.0253205657395264</text:p>
              </table:table-cell>
            </table:table-row>
            <table:table-row>
              <table:table-cell office:value-type="string">
                <text:p>Other (Indirect CO2, etc.)</text:p>
              </table:table-cell>
              <table:table-cell office:value-type="float" office:value="0.00272855303433847">
                <text:p>0.002728553034338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